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LLERCCO QUISPE MARIA 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17713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19284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ALLERCCO QUISPE MA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1771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4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1491996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ATO PEKIN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ATO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L SALDO DE S/390.00 DE DESCONTARA EL EMBARQUE DEL 22/10 MONTO S/138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44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